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 office:value-type="string">
            <text:p>The rumors were true...</text:p>
          </table:table-cell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 office:value-type="string">
            <text:p>The phantom ship really does exist...</text:p>
          </table:table-cell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the heck you even find 'em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 office:value-type="string">
            <text:p>Sailor
“Hey, folks. We're sailin' east. Ya comin'?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 office:value-type="string">
            <text:p>Sailor
“No problemo—! Chop, chop! We're about to set
sail!”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?”</text:p>
          </table:table-cell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/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/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